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Standard">
      <style:text-properties officeooo:rsid="000d9201" officeooo:paragraph-rsid="000d9201"/>
    </style:style>
    <style:style style:name="P3" style:family="paragraph" style:parent-style-name="Standard" style:list-style-name="L1">
      <style:text-properties officeooo:rsid="000d9201" officeooo:paragraph-rsid="000d920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Let’s have a barbecue on sunday!</text:p>
        </text:list-item>
        <text:list-item>
          <text:p text:style-name="P3">I love australian english, even though I am not very talkative.</text:p>
        </text:list-item>
        <text:list-item>
          <text:p text:style-name="P3">They are very rich, they have tons of money.</text:p>
        </text:list-item>
        <text:list-item>
          <text:p text:style-name="P3">During his exchange year, he got especially homesick on christmas eve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41" text:date-value="2022-09-13T10:08:28.617599727" text:fixed="true">September 13, 2022</text:dat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09:59:07.914510566</meta:creation-date>
    <dc:date>2022-09-13T12:08:35.745105378</dc:date>
    <meta:editing-duration>PT2H9M27S</meta:editing-duration>
    <meta:editing-cycles>3</meta:editing-cycles>
    <meta:generator>LibreOffice/7.4.1.1$Linux_X86_64 LibreOffice_project/40$Build-1</meta:generator>
    <meta:document-statistic meta:table-count="0" meta:image-count="0" meta:object-count="0" meta:page-count="1" meta:paragraph-count="5" meta:word-count="44" meta:character-count="235" meta:non-whitespace-character-count="200"/>
  </office:meta>
</office:document-meta>
</file>